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Italique_20_pour_20_illustrations">
      <style:paragraph-properties fo:margin-left="0cm" fo:margin-right="0cm" fo:text-indent="0cm" style:auto-text-indent="false"/>
      <style:text-properties officeooo:rsid="03983100" officeooo:paragraph-rsid="03983100"/>
    </style:style>
    <style:style style:name="P2" style:family="paragraph" style:parent-style-name="Nelson_20_Text">
      <style:text-properties officeooo:paragraph-rsid="04e6dde6"/>
    </style:style>
    <style:style style:name="P3" style:family="paragraph" style:parent-style-name="Nelson_20_Text">
      <style:text-properties fo:font-weight="bold" officeooo:rsid="04f97e40" style:font-weight-asian="bold" style:font-weight-complex="bold"/>
    </style:style>
    <style:style style:name="P4" style:family="paragraph" style:parent-style-name="Nelson_20_Text">
      <style:text-properties officeooo:rsid="04e2897e" officeooo:paragraph-rsid="04e2897e"/>
    </style:style>
    <style:style style:name="P5" style:family="paragraph" style:parent-style-name="Nelson_20_Text">
      <style:text-properties officeooo:rsid="04e6dde6" officeooo:paragraph-rsid="04e6dde6"/>
    </style:style>
    <style:style style:name="P6" style:family="paragraph" style:parent-style-name="Standard">
      <style:text-properties officeooo:paragraph-rsid="04b93026"/>
    </style:style>
    <style:style style:name="P7" style:family="paragraph" style:parent-style-name="Standard">
      <style:text-properties officeooo:rsid="04a191ac" officeooo:paragraph-rsid="04b93026"/>
    </style:style>
    <style:style style:name="P8" style:family="paragraph" style:parent-style-name="Standard">
      <style:text-properties officeooo:paragraph-rsid="04dc5a75"/>
    </style:style>
    <style:style style:name="P9" style:family="paragraph" style:parent-style-name="Standard">
      <style:text-properties officeooo:rsid="04f39cbf" officeooo:paragraph-rsid="04f39cbf"/>
    </style:style>
    <style:style style:name="P1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officeooo:rsid="04dc5a7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5091e97" style:font-weight-asian="bold" style:font-weight-complex="bold"/>
    </style:style>
    <style:style style:name="T4" style:family="text">
      <style:text-properties officeooo:rsid="0501e367"/>
    </style:style>
    <style:style style:name="T5" style:family="text">
      <style:text-properties officeooo:rsid="05091e97"/>
    </style:style>
    <style:style style:name="T6" style:family="text">
      <style:text-properties fo:color="#000000" style:font-name="TimesNewRomanPSMT" fo:font-size="12pt" style:font-size-asian="12pt"/>
    </style:style>
    <style:style style:name="T7" style:family="text">
      <style:text-properties fo:color="#000000" style:font-name="TimesNewRomanPSMT" fo:font-size="12pt" officeooo:rsid="050add10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Nelson_20_Text"><text:span text:style-name="T3">To whomever it may concern</text:span><text:span text:style-name="T2">,</text:span></text:p>
      <text:p text:style-name="P4"><text:span text:style-name="T5">As you will notice by looking at my resume, references and portfolio</text:span>, <text:span text:style-name="T5">my quality and compe</text:span>tences <text:span text:style-name="T5">are rather broad</text:span>. <text:span text:style-name="T5">I've been playing around with the web technologies since 1995</text:span>. <text:span text:style-name="T5">I</text:span>n 2003 <text:span text:style-name="T5">I moved to</text:span> Shanghai, <text:span text:style-name="T5">in</text:span> Chin<text:span text:style-name="T5">a</text:span>, <text:span text:style-name="T5">and after working for about a year as a freelancer designing various websites and corporate images</text:span>, <text:span text:style-name="T5">I accepted an offer to work for a </text:span>Shanghai <text:span text:style-name="T5">Educational organisation</text:span>, <text:span text:style-name="T5">which is</text:span> « Xiehe Education Group ». <text:span text:style-name="T5">This is where I expanded my field of competences by</text:span> <text:span text:style-name="T5">administrating</text:span> Linux <text:span text:style-name="T5">servers,</text:span> <text:span text:style-name="T5">configure mail servers</text:span>, <text:span text:style-name="T5">create, run and manage websites based on</text:span> Drupal, Wordpress et Moodle, <text:span text:style-name="T5">and I even built some custom-coded web applications using</text:span> PHP/MySQL. <text:span text:style-name="T5">I therefore now am not only at ease designing and building front-end websites and applications, but I can also administer Linux servers and applications running on it</text:span>. <text:span text:style-name="T5">I am one of those rare specimens who can perform evenly well doing simple graphic design than more technical, hand-coded HTML/CSS/PHP code.</text:span></text:p>
      <text:p text:style-name="P10"><text:span text:style-name="T6">After working more than 10 years in China, in 2012 I took the decision to come back to live closer to my relatives here in Québec. After nearly 2 years in Québec and having experimented again as a web designer, </text:span><text:span text:style-name="T7">I </text:span><text:span text:style-name="T6">now realize that I'd like to continue to expand my horizons a little more in this field. </text:span><text:span text:style-name="T7">In the last two years I have accumulate hours upon hours updating my skills to HTML5 and Responsive designs and I'd love to continue doing so in an exciting working and learning environment. </text:span></text:p>
      <text:p text:style-name="P5"><text:span text:style-name="T5">I am therefore available for the displayed job offer, otherwise I am also open to any other </text:span>position(s) <text:span text:style-name="T5">for which you might judge that I have</text:span> <text:span text:style-name="T5">the necessary competences</text:span>.</text:p>
      <text:p text:style-name="P2"><text:span text:style-name="T5">Thank you for your attention, hoping to hear from you shortly</text:span>,</text:p>
      <text:p text:style-name="P6"/>
      <text:p text:style-name="P7">David Gagnon</text:p>
      <text:p text:style-name="P8"><text:a xlink:type="simple" xlink:href="mailto:toogreen@gmail.com"><text:span text:style-name="T1">toogreen@gmail.com</text:span></text:a></text:p>
      <text:p text:style-name="P9"><text:span text:style-name="T5">Home</text:span>: <text:span text:style-name="T4">438-383-3600</text:span></text:p>
      <text:p text:style-name="P9">Mobile: 438-985-55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elson_20_Text" style:display-name="Nelson Text" style:family="paragraph" style:parent-style-name="Text_20_body">
      <style:paragraph-properties fo:margin-left="0cm" fo:margin-right="0cm" fo:margin-top="0.199cm" fo:margin-bottom="0.21cm" style:contextual-spacing="false" fo:text-indent="0.4cm" style:auto-text-indent="false"/>
    </style:style>
    <style:style style:name="Nelson_20_Titles" style:display-name="Nelson Titles" style:family="paragraph" style:parent-style-name="Nelson_20_Text">
      <style:paragraph-properties fo:margin-left="0cm" fo:margin-right="0cm" fo:margin-top="0cm" fo:margin-bottom="0.409cm" style:contextual-spacing="false" fo:text-indent="0cm" style:auto-text-indent="false"/>
      <style:text-properties fo:font-size="16pt" fo:font-weight="bold" style:font-size-asian="10.5pt"/>
    </style:style>
    <style:style style:name="Nelson_20_Subtitles" style:display-name="Nelson Subtitles" style:family="paragraph" style:parent-style-name="Nelson_20_Titles">
      <style:paragraph-properties fo:margin-left="0cm" fo:margin-right="0cm" fo:margin-top="0.6cm" fo:margin-bottom="0.31cm" style:contextual-spacing="false" fo:text-indent="0cm" style:auto-text-indent="false"/>
      <style:text-properties fo:font-size="14pt" style:font-size-asian="10.5pt"/>
    </style:style>
    <style:style style:name="Italique_20_pour_20_illustrations" style:display-name="Italique pour illustrations" style:family="paragraph" style:parent-style-name="Nelson_20_Text">
      <style:text-properties fo:font-size="9pt" fo:font-style="italic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Italique_20_pour_20_illustrations">
      <style:paragraph-properties fo:margin-left="0cm" fo:margin-right="0cm" fo:text-indent="0cm" style:auto-text-indent="false"/>
      <style:text-properties officeooo:rsid="03983100" officeooo:paragraph-rsid="03983100"/>
    </style:style>
    <style:page-layout style:name="Mpm1">
      <style:page-layout-properties fo:page-width="21.59cm" fo:page-height="27.94cm" style:num-format="1" style:print-orientation="portrait" fo:margin-top="1.45cm" fo:margin-bottom="1.4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3T17:38:16</meta:creation-date>
    <dc:date>2014-06-10T19:15:46.293261000</dc:date>
    <meta:editing-duration>P3DT3H7M1S</meta:editing-duration>
    <meta:editing-cycles>1249</meta:editing-cycles>
    <meta:generator>LibreOffice/4.2.3.3$MacOSX_X86_64 LibreOffice_project/882f8a0a489bc99a9e60c7905a60226254cb6ff0</meta:generator>
    <meta:document-statistic meta:table-count="0" meta:image-count="0" meta:object-count="0" meta:page-count="1" meta:paragraph-count="9" meta:word-count="300" meta:character-count="1792" meta:non-whitespace-character-count="1500"/>
  </office:meta>
</office:document-meta>
</file>